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64c8b" officeooo:paragraph-rsid="00864c8b" style:font-weight-asian="bold" style:font-weight-complex="bold"/>
    </style:style>
    <style:style style:name="P4" style:family="paragraph" style:parent-style-name="Text_20_body">
      <style:text-properties officeooo:rsid="00864c8b" officeooo:paragraph-rsid="00864c8b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0" style:family="paragraph" style:parent-style-name="Text_20_body">
      <style:text-properties style:text-position="0% 100%" officeooo:rsid="008e2b35" officeooo:paragraph-rsid="008e2b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ae14" style:font-weight-asian="bold" style:font-weight-complex="bold"/>
    </style:style>
    <style:style style:name="T3" style:family="text">
      <style:text-properties officeooo:rsid="00892209"/>
    </style:style>
    <style:style style:name="T4" style:family="text">
      <style:text-properties officeooo:rsid="008aaac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5"><text:span text:style-name="T2">Apelidos, Nome</text:span><text:span text:style-name="T1">: </text:span></text:p>
          </table:table-cell>
        </table:table-row>
      </table:table>
      <text:p text:style-name="Standard"/>
      <text:p text:style-name="P3">Software dun sistema informático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<draw:frame draw:style-name="fr1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4"><text:span text:style-name="T4">3</text:span>. Indica os requisitos <text:span text:style-name="T3">mínimos</text:span> para instalar o sistema <text:span text:style-name="T4">Red Hat Enterprise Linux 8.4</text:span></text:p>
          </table:table-cell>
        </table:table-row>
        <table:table-row>
          <table:table-cell table:style-name="Tabla4.A2" table:number-columns-spanned="2" office:value-type="string">
            <text:p text:style-name="P6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0">4GB RAM</text:p>
            <text:p text:style-name="P10">20GB en disco</text:p>
            <text:p text:style-name="P10">64-bit x86 o ARM System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0-17T16:47:44.830000000</dc:date>
    <meta:editing-duration>PT10H2M32S</meta:editing-duration>
    <meta:editing-cycles>186</meta:editing-cycles>
    <meta:generator>LibreOffice/6.4.3.2$Windows_X86_64 LibreOffice_project/747b5d0ebf89f41c860ec2a39efd7cb15b54f2d8</meta:generator>
    <meta:document-statistic meta:table-count="2" meta:image-count="2" meta:object-count="0" meta:page-count="1" meta:paragraph-count="11" meta:word-count="32" meta:character-count="186" meta:non-whitespace-character-count="159"/>
  </office:meta>
</office:document-meta>
</file>